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Condensed" svg:font-family="'Ubuntu Condensed'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4.3125in"/>
    </style:style>
    <style:style style:name="Table1.B" style:family="table-column">
      <style:table-column-properties style:column-width="2.3854in"/>
    </style:style>
    <style:style style:name="Table1.A1" style:family="table-cell">
      <style:table-cell-properties fo:background-color="#e6e6e6" fo:padding="0.0382in" fo:border="none">
        <style:background-image/>
      </style:table-cell-properties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6.6979in"/>
    </style:style>
    <style:style style:name="Table4.A1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background-color="#e6e6e6" fo:padding="0.0382in" fo:border="none">
        <style:background-image/>
      </style:table-cell-properties>
    </style:style>
    <style:style style:name="Table3.A2" style:family="table-cell">
      <style:table-cell-properties fo:padding="0.0382in" fo:border="none"/>
    </style:style>
    <style:style style:name="Table5" style:family="table">
      <style:table-properties style:width="6.6979in" fo:margin-left="0in" table:align="left" style:shadow="none"/>
    </style:style>
    <style:style style:name="Table5.A" style:family="table-column">
      <style:table-column-properties style:column-width="4.3125in"/>
    </style:style>
    <style:style style:name="Table5.B" style:family="table-column">
      <style:table-column-properties style:column-width="2.3854in"/>
    </style:style>
    <style:style style:name="Table5.A1" style:family="table-cell">
      <style:table-cell-properties fo:padding="0.0382in" fo:border-left="none" fo:border-right="none" fo:border-top="0.05pt solid #000000" fo:border-bottom="none"/>
    </style:style>
    <style:style style:name="Table6" style:family="table">
      <style:table-properties style:width="6.6979in" fo:margin-left="0in" table:align="left" style:shadow="none"/>
    </style:style>
    <style:style style:name="Table6.A" style:family="table-column">
      <style:table-column-properties style:column-width="3.1771in"/>
    </style:style>
    <style:style style:name="Table6.B" style:family="table-column">
      <style:table-column-properties style:column-width="1.1146in"/>
    </style:style>
    <style:style style:name="Table6.C" style:family="table-column">
      <style:table-column-properties style:column-width="2.4063in"/>
    </style:style>
    <style:style style:name="Table6.A1" style:family="table-cell">
      <style:table-cell-properties fo:padding="0.0382in" fo:border="none"/>
    </style:style>
    <style:style style:name="P1" style:family="paragraph" style:parent-style-name="Table_20_Contents">
      <style:text-properties style:font-name="DejaVu Serif"/>
    </style:style>
    <style:style style:name="P2" style:family="paragraph" style:parent-style-name="Table_20_Contents">
      <style:paragraph-properties fo:text-align="end" style:justify-single-word="false"/>
      <style:text-properties style:font-name="Ubuntu Light" officeooo:paragraph-rsid="0019c5f7"/>
    </style:style>
    <style:style style:name="P3" style:family="paragraph" style:parent-style-name="Table_20_Contents">
      <style:paragraph-properties fo:text-align="end" style:justify-single-word="false"/>
      <style:text-properties style:font-name="Ubuntu Light" officeooo:paragraph-rsid="004a388a"/>
    </style:style>
    <style:style style:name="P4" style:family="paragraph" style:parent-style-name="Table_20_Contents">
      <style:paragraph-properties fo:text-align="end" style:justify-single-word="false"/>
      <style:text-properties style:font-name="Ubuntu Light" fo:font-weight="bold" officeooo:paragraph-rsid="0019c5f7" style:font-weight-asian="bold" style:font-weight-complex="bold"/>
    </style:style>
    <style:style style:name="P5" style:family="paragraph" style:parent-style-name="Table_20_Contents">
      <style:text-properties style:font-name="Ubuntu Light" fo:font-size="10pt" officeooo:paragraph-rsid="0019c5f7" style:font-size-asian="10pt" style:font-size-complex="10pt"/>
    </style:style>
    <style:style style:name="P6" style:family="paragraph" style:parent-style-name="Table_20_Contents">
      <style:text-properties style:font-name="Ubuntu Light" officeooo:paragraph-rsid="0019c5f7"/>
    </style:style>
    <style:style style:name="P7" style:family="paragraph" style:parent-style-name="Table_20_Contents">
      <style:text-properties style:font-name="Ubuntu Light" fo:font-size="10.5pt" style:font-size-asian="10.5pt" style:font-size-complex="10.5pt"/>
    </style:style>
    <style:style style:name="P8" style:family="paragraph" style:parent-style-name="Table_20_Contents">
      <style:paragraph-properties fo:text-align="end" style:justify-single-word="false"/>
      <style:text-properties style:font-name="Ubuntu Light" fo:font-size="10.5pt" style:font-size-asian="10.5pt" style:font-size-complex="10.5pt"/>
    </style:style>
    <style:style style:name="P9" style:family="paragraph" style:parent-style-name="Standard">
      <style:text-properties style:font-name="Ubuntu Condensed" fo:font-size="18pt" fo:text-shadow="1pt 1pt" fo:font-weight="bold" officeooo:paragraph-rsid="001ab996" style:font-size-asian="18pt" style:font-weight-asian="bold" style:font-size-complex="18pt" style:font-weight-complex="bold"/>
    </style:style>
    <style:style style:name="P10" style:family="paragraph" style:parent-style-name="Standard">
      <style:text-properties style:font-name="Ubuntu Light"/>
    </style:style>
    <style:style style:name="P11" style:family="paragraph" style:parent-style-name="Standard">
      <style:paragraph-properties fo:text-align="end" style:justify-single-word="false"/>
      <style:text-properties style:font-name="Ubuntu Light" fo:font-size="10.5pt" officeooo:paragraph-rsid="00172dd8" style:font-size-asian="10.5pt" style:font-size-complex="10.5pt"/>
    </style:style>
    <style:style style:name="P12" style:family="paragraph" style:parent-style-name="Standard">
      <style:text-properties style:font-name="DejaVu Serif"/>
    </style:style>
    <style:style style:name="P13" style:family="paragraph" style:parent-style-name="Standard">
      <style:paragraph-properties fo:text-align="end" style:justify-single-word="false"/>
      <style:text-properties style:font-name="DejaVu Serif"/>
    </style:style>
    <style:style style:name="P14" style:family="paragraph" style:parent-style-name="Standard">
      <style:text-properties style:font-name="DejaVu Serif" officeooo:paragraph-rsid="0019c5f7"/>
    </style:style>
    <style:style style:name="P15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style:font-size-asian="11pt" style:font-size-complex="11pt"/>
    </style:style>
    <style:style style:name="P16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paragraph-rsid="000f2f6c" style:font-size-asian="11pt" style:font-size-complex="11pt"/>
    </style:style>
    <style:style style:name="P17" style:family="paragraph" style:parent-style-name="Frame_20_contents">
      <style:paragraph-properties fo:margin-top="0in" fo:margin-bottom="0in" style:contextual-spacing="false" fo:text-align="end" style:justify-single-word="false"/>
    </style:style>
    <style:style style:name="P18" style:family="paragraph" style:parent-style-name="Standard">
      <style:paragraph-properties fo:margin-left="0.4925in" fo:margin-right="0in" fo:text-indent="0in" style:auto-text-indent="false"/>
      <style:text-properties style:font-name="Ubuntu Light" fo:font-weight="bold" style:font-weight-asian="bold" style:font-weight-complex="bold"/>
    </style:style>
    <style:style style:name="P19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Ubuntu Light" fo:font-weight="bold" style:font-weight-asian="bold" style:font-weight-complex="bold"/>
    </style:style>
    <style:style style:name="P20" style:family="paragraph" style:parent-style-name="Frame_20_contents">
      <style:paragraph-properties fo:text-align="end" style:justify-single-word="false"/>
      <style:text-properties style:font-name="Ubuntu Condensed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DejaVu Serif" officeooo:paragraph-rsid="0019c5f7"/>
    </style:style>
    <style:style style:name="P22" style:family="paragraph" style:parent-style-name="Frame_20_contents">
      <style:paragraph-properties fo:margin-top="0in" fo:margin-bottom="0in" style:contextual-spacing="false" fo:text-align="end" style:justify-single-word="false"/>
      <style:text-properties style:font-name="Ubuntu Light" fo:font-size="11pt" officeooo:rsid="004261c1" officeooo:paragraph-rsid="004261c1" style:font-size-asian="11pt" style:font-size-complex="11pt"/>
    </style:style>
    <style:style style:name="P23" style:family="paragraph" style:parent-style-name="Frame_20_contents">
      <style:paragraph-properties fo:margin-top="0in" fo:margin-bottom="0in" style:contextual-spacing="false" fo:text-align="end" style:justify-single-word="false"/>
      <style:text-properties style:font-name="Ubuntu Light" fo:font-size="11pt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style:font-name="Ubuntu Light" officeooo:paragraph-rsid="0019c5f7"/>
    </style:style>
    <style:style style:name="P25" style:family="paragraph" style:parent-style-name="Table_20_Contents">
      <style:paragraph-properties fo:text-align="end" style:justify-single-word="false"/>
      <style:text-properties style:font-name="Ubuntu Light" fo:font-weight="bold" officeooo:paragraph-rsid="0019c5f7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Ubuntu Light" fo:font-weight="bold" officeooo:paragraph-rsid="004b4960" style:font-weight-asian="bold" style:font-weight-complex="bold"/>
    </style:style>
    <style:style style:name="P27" style:family="paragraph" style:parent-style-name="Table_20_Contents">
      <style:text-properties style:font-name="Ubuntu Light" fo:font-size="10.5pt" officeooo:paragraph-rsid="004b4960" style:font-size-asian="10.5pt" style:font-size-complex="10.5pt"/>
    </style:style>
    <style:style style:name="P28" style:family="paragraph" style:parent-style-name="Table_20_Contents">
      <style:paragraph-properties fo:text-align="end" style:justify-single-word="false"/>
      <style:text-properties style:font-name="Ubuntu Light" fo:font-size="10.5pt" officeooo:paragraph-rsid="004b4960" style:font-size-asian="10.5pt" style:font-size-complex="10.5pt"/>
    </style:style>
    <style:style style:name="T1" style:family="text">
      <style:text-properties officeooo:rsid="001ab9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weight="bold" style:font-weight-asian="bold" style:font-weight-complex="bold"/>
    </style:style>
    <style:style style:name="T5" style:family="text">
      <style:text-properties style:font-name="Ubuntu Light" fo:font-weight="bold" officeooo:rsid="001ab996" style:font-weight-asian="bold" style:font-weight-complex="bold"/>
    </style:style>
    <style:style style:name="T6" style:family="text">
      <style:text-properties style:font-name="Ubuntu Light" fo:font-size="11pt" style:font-size-asian="11pt" style:font-size-complex="11pt"/>
    </style:style>
    <style:style style:name="T7" style:family="text">
      <style:text-properties style:font-name="Ubuntu Light" fo:font-size="11pt" officeooo:rsid="004261c1" style:font-size-asian="11pt" style:font-size-complex="11pt"/>
    </style:style>
    <style:style style:name="T8" style:family="text">
      <style:text-properties officeooo:rsid="004a388a"/>
    </style:style>
    <style:style style:name="T9" style:family="text">
      <style:text-properties officeooo:rsid="004b4960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officeooo:rsid="004d5aae"/>
    </style:style>
    <style:style style:name="fr1" style:family="graphic" style:parent-style-name="Frame">
      <style:graphic-properties style:vertical-pos="from-top" style:horizontal-pos="center" style:horizontal-rel="paragraph" fo:background-color="transparent" style:background-transparency="100%" fo:padding="0.0591in" fo:border-left="none" fo:border-right="none" fo:border-top="0.26pt solid #000000" fo:border-bottom="0.26pt solid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vertical-pos="top" style:vertical-rel="baseline" style:horizontal-pos="center" style:horizontal-rel="paragraph" fo:padding="0.0591in" fo:border-left="none" fo:border-right="none" fo:border-top="0.26pt solid #000000" fo:border-bottom="0.26pt solid #000000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2" draw:name="Frame2" text:anchor-type="as-char" draw:z-index="0"><draw:text-box fo:min-height="0.1965in" fo:min-width="0.7874in"><text:p text:style-name="P20">{{fattura.cliente.ragione_sociale}}</text:p><text:p text:style-name="P22">{{fattura.cliente.indirizzo}}</text:p><text:p text:style-name="P17"><text:span text:style-name="T6">Cod.Fis. </text:span><text:span text:style-name="T7">{{fattura.cliente.cod_fiscale}}</text:span></text:p><text:p text:style-name="P23">P.IVA {{fattura.cliente.p_iva}}</text:p></draw:text-box></draw:frame></text:p>
      <text:p text:style-name="P12"/>
      <text:p text:style-name="P1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Descrizione</text:p>
          </table:table-cell>
          <table:table-cell table:style-name="Table1.A1" office:value-type="string">
            <text:p text:style-name="P19">Importo</text:p>
          </table:table-cell>
        </table:table-row>
        <table:table-row>
          <table:table-cell table:style-name="Table1.A2" office:value-type="string">
            <text:p text:style-name="P7">{% xmlfor p in fattura.prestazione_fattura.all %} {{p.descrizione}}</text:p>
          </table:table-cell>
          <table:table-cell table:style-name="Table1.B2" office:value-type="string">
            <text:p text:style-name="P8">{{p.importo}} € {%endxmlfor%}</text:p>
          </table:table-cell>
        </table:table-row>
      </table:table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Operazione effettuata ai sensi dell'art. 1, c. 100 L. 24,12,2007 n. 244 e dell'art. 27, cc. 1 e 2 D.L. 6,07,2011, n.98. Compenso non soggetto a ritenuta alla fonte a titolo d'acconto in quanto assoggettato ad imposta sostitutiva ex art. 27 D.L. 6,07,2011, n. 98, come previsto dal Provvedimento Agenzia Entrate 22,12,2011, prot. 185820.</text:p>
          </table:table-cell>
        </table:table-row>
      </table:table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7">{% xmlfor <text:span text:style-name="T11">i</text:span> in fattura.<text:span text:style-name="T9">imposte</text:span>.all %} {{<text:span text:style-name="T9">i.nome</text:span>}}</text:p>
          </table:table-cell>
          <table:table-cell table:style-name="Table6.A1" office:value-type="string">
            <text:p text:style-name="P28"><text:span text:style-name="T9">{{i.aliquota}}</text:span></text:p>
          </table:table-cell>
          <table:table-cell table:style-name="Table6.A1" office:value-type="string">
            <text:p text:style-name="P28"><text:span text:style-name="T9">{{i.calcola}} € {%endxmlfor%}</text:span></text:p>
          </table:table-cell>
        </table:table-row>
      </table:table>
      <text:p text:style-name="Text_20_body"><text:s/></text:p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6"><text:span text:style-name="T8">Totale</text:span> da versare</text:p>
          </table:table-cell>
          <table:table-cell table:style-name="Table5.A1" office:value-type="string">
            <text:p text:style-name="P26">{{fattura.totale}} €</text:p>
          </table:table-cell>
        </table:table-row>
      </table:table>
      <text:p text:style-name="P14"/>
      <text:p text:style-name="P14"/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Termini di pagamento</text:p>
          </table:table-cell>
        </table:table-row>
        <table:table-row>
          <table:table-cell table:style-name="Table3.A2" office:value-type="string">
            <text:p text:style-name="P10">Rimessa diretta con assegno o bonifico bancario su:</text:p>
            <text:p text:style-name="Standard"><text:span text:style-name="T3"><text:line-break/>Istituto Bancario: Poste Italiane<text:line-break/>IBAN: </text:span><text:bookmark text:name="Listamovimenti_Lista_lblIban"/><text:span text:style-name="T4">IT</text:span><text:span text:style-name="T5">32</text:span><text:span text:style-name="T4">B0</text:span><text:span text:style-name="T5">9</text:span><text:span text:style-name="T4">6011370000000</text:span><text:span text:style-name="T5">4</text:span><text:span text:style-name="T4">85</text:span><text:span text:style-name="T5">7</text:span><text:span text:style-name="T4">58</text:span><text:span text:style-name="T5">9</text:span><text:span text:style-name="T3"><text:line-break/>Intestato a: Matteo Lucchesi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 Condensed" svg:font-family="'Ubuntu Condensed'" style:font-pitch="variable"/>
    <style:font-face style:name="Ubuntu Light1" svg:font-family="'Ubuntu Light'" style:font-pitch="variable"/>
    <style:font-face style:name="Ubuntu Light" svg:font-family="'Ubuntu Light'" style:font-adornments="Regular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text-properties style:font-name="DejaVu Serif"/>
    </style:style>
    <style:style style:name="MP2" style:family="paragraph" style:parent-style-name="Standard">
      <style:text-properties style:font-name="Ubuntu Condensed" fo:font-size="18pt" fo:text-shadow="1pt 1pt" fo:font-weight="bold" officeooo:paragraph-rsid="001ab996" style:font-size-asian="18pt" style:font-weight-asian="bold" style:font-size-complex="18pt" style:font-weight-complex="bold"/>
    </style:style>
    <style:style style:name="MP3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style:font-size-asian="11pt" style:font-size-complex="11pt"/>
    </style:style>
    <style:style style:name="MP4" style:family="paragraph" style:parent-style-name="Frame_20_contents">
      <style:paragraph-properties fo:margin-top="0in" fo:margin-bottom="0in" style:contextual-spacing="false" fo:line-height="100%"/>
      <style:text-properties style:font-name="Ubuntu Light1" fo:font-size="11pt" officeooo:paragraph-rsid="000f2f6c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style:font-name="Ubuntu Light" fo:font-size="10.5pt" officeooo:paragraph-rsid="00172dd8" style:font-size-asian="10.5pt" style:font-size-complex="10.5pt"/>
    </style:style>
    <style:style style:name="MT1" style:family="text">
      <style:text-properties officeooo:rsid="001ab996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vertical-pos="from-top" style:horizontal-pos="center" style:horizontal-rel="paragraph" fo:background-color="transparent" style:background-transparency="100%" fo:padding="0.0591in" fo:border-left="none" fo:border-right="none" fo:border-top="0.26pt solid #000000" fo:border-bottom="0.26pt solid #000000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draw:frame draw:style-name="Mfr1" draw:name="Frame1" text:anchor-type="as-char" svg:y="-1.4528in" draw:z-index="1"><draw:text-box fo:min-height="0.8161in" fo:min-width="3.1902in"><text:p text:style-name="MP2">Matteo Lucchesi</text:p><text:p text:style-name="MP3">Via del <text:span text:style-name="MT1">Gallo</text:span> 3, <text:span text:style-name="MT1">Lucca</text:span> 55100 LU</text:p><text:p text:style-name="MP4">Cod.Fis. <text:span text:style-name="MT1">LUCCMM987HHHJ</text:span></text:p><text:p text:style-name="MP3"><text:a xlink:type="simple" xlink:href="mailto:no@email.it"><text:span text:style-name="MT1">no@email.it</text:span></text:a><text:span text:style-name="MT1"> </text:span><text:s/>– <text:span text:style-name="MT1">00000000</text:span></text:p><text:p text:style-name="MP3">P.IVA 00<text:span text:style-name="MT1">0000000</text:span></text:p></draw:text-box></draw:frame></text:p>
            </table:table-cell>
            <table:table-cell table:style-name="Table2.A1" office:value-type="string">
              <text:p text:style-name="MP5">Fattura <text:span text:style-name="MT2">{{fattura.id}} </text:span>del <text:span text:style-name="MT2">{{fattura.data}}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Lucchesi</meta:initial-creator>
    <meta:creation-date>2012-02-06T13:06:57</meta:creation-date>
    <dc:date>2013-08-02T11:05:35</dc:date>
    <meta:editing-duration>PT16H43M8S</meta:editing-duration>
    <meta:editing-cycles>83</meta:editing-cycles>
    <meta:generator>LibreOffice/4.0.2.2$Linux_X86_64 LibreOffice_project/400m0$Build-2</meta:generator>
    <dc:creator>Matteo Lucchesi</dc:creator>
    <meta:document-statistic meta:table-count="6" meta:image-count="0" meta:object-count="0" meta:page-count="1" meta:paragraph-count="26" meta:word-count="128" meta:character-count="1031" meta:non-whitespace-character-count="922"/>
  </office:meta>
</office:document-meta>
</file>